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">
      <style:table-properties style:width="27.808cm" fo:margin-left="-0.31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0.794cm"/>
    </style:style>
    <style:style style:name="Таблица2.B" style:family="table-column">
      <style:table-column-properties style:column-width="3.942cm"/>
    </style:style>
    <style:style style:name="Таблица2.C" style:family="table-column">
      <style:table-column-properties style:column-width="2.302cm"/>
    </style:style>
    <style:style style:name="Таблица2.D" style:family="table-column">
      <style:table-column-properties style:column-width="2.355cm"/>
    </style:style>
    <style:style style:name="Таблица2.E" style:family="table-column">
      <style:table-column-properties style:column-width="6.112cm"/>
    </style:style>
    <style:style style:name="Таблица2.F" style:family="table-column">
      <style:table-column-properties style:column-width="1.905cm"/>
    </style:style>
    <style:style style:name="Таблица2.G" style:family="table-column">
      <style:table-column-properties style:column-width="4.683cm"/>
    </style:style>
    <style:style style:name="Таблица2.I" style:family="table-column">
      <style:table-column-properties style:column-width="3.81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I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10" style:family="table-row">
      <style:table-row-properties fo:background-color="transparent" fo:keep-together="always">
        <style:background-image/>
      </style:table-row-properties>
    </style:style>
    <style:style style:name="Таблица2.A10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I10" style:family="table-cell">
      <style:table-cell-properties style:vertical-align="top" fo:background-color="transparent" fo:padding-left="0.191cm" fo:padding-right="0.191cm" fo:padding-top="0.097cm" fo:padding-bottom="0.097cm" fo:border="0.5pt solid #000000" style:writing-mode="lr-tb">
        <style:background-image/>
      </style:table-cell-properties>
    </style:style>
    <style:style style:name="Таблица2.A1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.I11" style:family="table-cell">
      <style:table-cell-properties style:vertical-align="top" fo:background-color="transparent" fo:padding-left="0.191cm" fo:padding-right="0.191cm" fo:padding-top="0.097cm" fo:padding-bottom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400c5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ru" fo:country="RU" officeooo:rsid="0004fa86" officeooo:paragraph-rsid="0004fa86" style:font-name-asian="Times New Roman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" fo:font-size="12pt" fo:language="ru" fo:country="RU" officeooo:rsid="000400c5" officeooo:paragraph-rsid="00058897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ru" fo:country="RU" officeooo:paragraph-rsid="0006e6b8" style:font-name-asian="Times New Roman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ru" fo:country="RU" officeooo:rsid="0006e6b8" officeooo:paragraph-rsid="0006e6b8" style:font-name-asian="Times New Roman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ru" fo:country="RU" officeooo:rsid="0006e9e9" officeooo:paragraph-rsid="0006e9e9" style:font-name-asian="Times New Roman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ru" fo:country="RU" officeooo:rsid="00082625" officeooo:paragraph-rsid="00082625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12pt" officeooo:rsid="000400c5" officeooo:paragraph-rsid="000400c5" style:font-size-asian="12pt" style:font-size-complex="12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2pt" officeooo:rsid="000400c5" officeooo:paragraph-rsid="0006e6b8" style:font-size-asian="12pt" style:font-size-complex="12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12pt" officeooo:rsid="00058897" officeooo:paragraph-rsid="00058897" style:font-size-asian="12pt" style:font-size-complex="12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12pt" officeooo:rsid="0006e6b8" officeooo:paragraph-rsid="0006e6b8" style:font-size-asian="12pt" style:font-size-complex="12pt"/>
    </style:style>
    <style:style style:name="P16" style:family="paragraph" style:parent-style-name="Standard">
      <style:paragraph-properties fo:text-align="justify" style:justify-single-word="false" style:snap-to-layout-grid="false"/>
      <style:text-properties fo:font-size="12pt" officeooo:rsid="0006e9e9" officeooo:paragraph-rsid="0006e9e9" style:font-size-asian="12pt" style:font-size-complex="12pt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12pt" officeooo:rsid="00082625" officeooo:paragraph-rsid="00082625" style:font-size-asian="12pt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size="12pt" officeooo:rsid="000858ab" officeooo:paragraph-rsid="000858ab" style:font-size-asian="12pt" style:font-size-complex="12pt"/>
    </style:style>
    <style:style style:name="P19" style:family="paragraph" style:parent-style-name="Standard">
      <style:paragraph-properties fo:text-align="justify" style:justify-single-word="false" style:snap-to-layout-grid="false"/>
      <style:text-properties officeooo:paragraph-rsid="000400c5"/>
    </style:style>
    <style:style style:name="P20" style:family="paragraph" style:parent-style-name="Standard">
      <style:paragraph-properties fo:text-align="justify" style:justify-single-word="false" style:snap-to-layout-grid="false"/>
      <style:text-properties officeooo:paragraph-rsid="0006e6b8"/>
    </style:style>
    <style:style style:name="P21" style:family="paragraph" style:parent-style-name="Standard">
      <style:text-properties fo:font-size="10pt" officeooo:paragraph-rsid="0006e9e9" style:font-size-asian="10pt" style:font-size-complex="10pt"/>
    </style:style>
    <style:style style:name="P22" style:family="paragraph" style:parent-style-name="Standard">
      <style:text-properties officeooo:paragraph-rsid="0006e9e9"/>
    </style:style>
    <style:style style:name="P23" style:family="paragraph" style:parent-style-name="Standard" style:list-style-name="">
      <style:paragraph-properties fo:margin-left="0cm" fo:margin-right="0cm" fo:text-align="center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 style:list-style-name="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text-align="center" style:justify-single-word="false" style:snap-to-layout-grid="false" style:writing-mode="lr-tb"/>
      <style:text-properties style:use-window-font-color="true" style:font-name="Times New Roman" fo:font-size="12pt" fo:language="ru" fo:country="RU" officeooo:rsid="00058897" officeooo:paragraph-rsid="00058897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text-align="center" style:justify-single-word="false" style:writing-mode="lr-tb"/>
    </style:style>
    <style:style style:name="P27" style:family="paragraph">
      <style:text-properties fo:language="ru" fo:country="RU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00c5" style:font-weight-asian="bold" style:font-weight-complex="bold"/>
    </style:style>
    <style:style style:name="T4" style:family="text">
      <style:text-properties fo:font-weight="bold" officeooo:rsid="0004fa86" style:font-weight-asian="bold" style:font-weight-complex="bold"/>
    </style:style>
    <style:style style:name="T5" style:family="text">
      <style:text-properties fo:font-weight="bold" officeooo:rsid="00058897" style:font-weight-asian="bold"/>
    </style:style>
    <style:style style:name="T6" style:family="text">
      <style:text-properties officeooo:rsid="000400c5"/>
    </style:style>
    <style:style style:name="T7" style:family="text">
      <style:text-properties style:use-window-font-color="true" style:font-name="Times New Roman" fo:font-size="12pt" fo:language="ru" fo:country="RU" fo:font-weight="bold" officeooo:rsid="000400c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8" style:family="text">
      <style:text-properties style:use-window-font-color="true" style:font-name="Times New Roman" fo:font-size="12pt" fo:language="ru" fo:country="RU" fo:font-weight="bold" officeooo:rsid="0004fa8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9" style:family="text">
      <style:text-properties style:use-window-font-color="true" style:font-name="Times New Roman" fo:font-size="12pt" fo:language="ru" fo:country="RU" fo:font-weight="bold" officeooo:rsid="00058897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Times New Roman" fo:font-size="12pt" fo:language="ru" fo:country="RU" officeooo:rsid="0006e6b8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Times New Roman" fo:font-size="12pt" fo:language="ru" fo:country="RU" officeooo:rsid="00082625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Times New Roman" fo:font-size="10pt" fo:language="ru" fo:country="RU" officeooo:rsid="00157539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officeooo:rsid="0006e6b8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06e6b8" style:font-size-asian="12pt" style:font-size-complex="12pt"/>
    </style:style>
    <style:style style:name="T16" style:family="text">
      <style:text-properties fo:font-size="12pt" officeooo:rsid="000400c5" style:font-size-asian="12pt" style:font-size-complex="12pt"/>
    </style:style>
    <style:style style:name="T17" style:family="text">
      <style:text-properties fo:font-size="12pt" officeooo:rsid="00082625" style:font-size-asian="12pt" style:font-size-complex="12pt"/>
    </style:style>
    <style:style style:name="T18" style:family="text">
      <style:text-properties officeooo:rsid="0006e9e9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157539"/>
    </style:style>
    <style:style style:name="T21" style:family="text">
      <style:text-properties officeooo:rsid="00082625"/>
    </style:style>
    <style:style style:name="T22" style:family="text">
      <style:text-properties officeooo:rsid="000858ab"/>
    </style:style>
    <style:style style:name="T23" style:family="text">
      <style:text-properties fo:language="en" fo:country="US" officeooo:rsid="000930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/>
      <text:h text:style-name="P23" text:outline-level="1">Данные о выполнении нормативов и требований</text:h>
      <text:h text:style-name="P23" text:outline-level="1"><text:s/>Единой Всероссийской спортивной классификации на присвоение спортивных разрядов</text:h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F"/>
        <table:table-column table:style-name="Таблица2.I"/>
        <table:table-row table:style-name="Таблица2.1">
          <table:table-cell table:style-name="Таблица2.A1" office:value-type="string">
            <text:p text:style-name="P2">№ п/п</text:p>
          </table:table-cell>
          <table:table-cell table:style-name="Таблица2.A1" office:value-type="string">
            <text:p text:style-name="P2">ФИО (полностью) спортсмена</text:p>
          </table:table-cell>
          <table:table-cell table:style-name="Таблица2.A1" office:value-type="string">
            <text:p text:style-name="P2">Дата <text:s/>рождения</text:p>
          </table:table-cell>
          <table:table-cell table:style-name="Таблица2.A1" office:value-type="string">
            <text:p text:style-name="P2">Спортивный разряд</text:p>
            <text:p text:style-name="P2">(указать при наличии)</text:p>
            <text:p text:style-name="P2"/>
          </table:table-cell>
          <table:table-cell table:style-name="Таблица2.A1" office:value-type="string">
            <text:p text:style-name="P2">Наименование,</text:p>
            <text:p text:style-name="P2">дата и место проведения <text:s/>соревнований</text:p>
          </table:table-cell>
          <table:table-cell table:style-name="Таблица2.A1" office:value-type="string">
            <text:p text:style-name="P2">Дата выполнения</text:p>
            <text:p text:style-name="P2">норматива</text:p>
            <text:p text:style-name="P2"/>
          </table:table-cell>
          <table:table-cell table:style-name="Таблица2.A1" office:value-type="string">
            <text:p text:style-name="P2">Показанный результат</text:p>
            <text:p text:style-name="P2">(время, баллы и др.)</text:p>
            <text:p text:style-name="P2"/>
          </table:table-cell>
          <table:table-cell table:style-name="Таблица2.A1" office:value-type="string">
            <text:p text:style-name="P2">Занятое место</text:p>
          </table:table-cell>
          <table:table-cell table:style-name="Таблица2.I1" office:value-type="string">
            <text:p text:style-name="P26">ФИО</text:p>
            <text:p text:style-name="P2">(полностью) тренера, подготовившего спортсмена</text:p>
          </table:table-cell>
        </table:table-row>
        <table:table-row table:style-name="Таблица2.1">
          <table:table-cell table:style-name="Таблица2.A1" office:value-type="string">
            <text:p text:style-name="P2">1</text:p>
          </table:table-cell>
          <table:table-cell table:style-name="Таблица2.A1" office:value-type="string">
            <text:p text:style-name="P2">2</text:p>
          </table:table-cell>
          <table:table-cell table:style-name="Таблица2.A1" office:value-type="string">
            <text:p text:style-name="P2">3</text:p>
          </table:table-cell>
          <table:table-cell table:style-name="Таблица2.A1" office:value-type="string">
            <text:p text:style-name="P2">4</text:p>
          </table:table-cell>
          <table:table-cell table:style-name="Таблица2.A1" office:value-type="string">
            <text:p text:style-name="P2">5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7</text:p>
          </table:table-cell>
          <table:table-cell table:style-name="Таблица2.A1" office:value-type="string">
            <text:p text:style-name="P2">8</text:p>
          </table:table-cell>
          <table:table-cell table:style-name="Таблица2.I1" office:value-type="string">
            <text:p text:style-name="P2">9</text:p>
          </table:table-cell>
        </table:table-row>
        <table:table-row table:style-name="Таблица2.1">
          <table:table-cell table:style-name="Таблица2.A3" table:number-columns-spanned="9" office:value-type="string">
            <text:p text:style-name="P3"><text:span text:style-name="T9">2</text:span><text:span text:style-name="T1"> спортивный разряд по</text:span> <text:span text:style-name="T7">конькобежному спорту </text:span><text:span text:style-name="T8">(дисциплина шорт-трек)</text:span><text:span text:style-name="T19"> <text:s text:c="5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14">1</text:p>
          </table:table-cell>
          <table:table-cell table:style-name="Таблица2.A1" office:value-type="string">
            <text:p text:style-name="P9">Колесникова Полина <text:span text:style-name="T21">Александровна</text:span></text:p>
          </table:table-cell>
          <table:table-cell table:style-name="Таблица2.A1" office:value-type="string">
            <text:p text:style-name="P17">25.02.2009</text:p>
          </table:table-cell>
          <table:table-cell table:style-name="Таблица2.A1" office:value-type="string">
            <text:p text:style-name="P16">б/р</text:p>
          </table:table-cell>
          <table:table-cell table:style-name="Таблица2.A1" office:value-type="string">
            <text:p text:style-name="P20"><text:span text:style-name="T10">Всеросийские соревнования по конькобежному спорту </text:span><text:span text:style-name="T14">«</text:span><text:span text:style-name="T10">Сочинский ОЛИМП</text:span><text:span text:style-name="T14">» </text:span><text:span text:style-name="T15">5 этап (объединенная зона «Восток»)</text:span><text:span text:style-name="T14">, </text:span><text:span text:style-name="T16">1</text:span><text:span text:style-name="T15">6</text:span><text:span text:style-name="T16">-1</text:span><text:span text:style-name="T15">9</text:span><text:span text:style-name="T16"> февраля 2021 г.</text:span></text:p>
            <text:p text:style-name="P15">г. Челябинск, ЛД «Уральская молния»</text:p>
          </table:table-cell>
          <table:table-cell table:style-name="Таблица2.A1" office:value-type="string">
            <text:p text:style-name="P13">1<text:span text:style-name="T13">6</text:span>-1<text:span text:style-name="T13">9</text:span> февраля 2021 г.</text:p>
          </table:table-cell>
          <table:table-cell table:style-name="Таблица2.A1" office:value-type="string">
            <text:p text:style-name="P15">Эстафета 2000 м — 3 мин 37.84 сек</text:p>
          </table:table-cell>
          <table:table-cell table:style-name="Таблица2.A1" office:value-type="string">
            <text:p text:style-name="P12">-</text:p>
          </table:table-cell>
          <table:table-cell table:style-name="Таблица2.I1" office:value-type="string">
            <text:p text:style-name="P13">Супрыткина Лариса Владимировна,</text:p>
            <text:p text:style-name="P13">Супрыткин Никита Викторович</text:p>
          </table:table-cell>
        </table:table-row>
        <table:table-row table:style-name="Таблица2.1">
          <table:table-cell table:style-name="Таблица2.A5" office:value-type="string">
            <text:p text:style-name="P14">2</text:p>
          </table:table-cell>
          <table:table-cell table:style-name="Таблица2.A5" office:value-type="string">
            <text:p text:style-name="P9">Пиляева Дарья <text:span text:style-name="T22">Павловна</text:span></text:p>
          </table:table-cell>
          <table:table-cell table:style-name="Таблица2.A5" office:value-type="string">
            <text:p text:style-name="P18">10.11.2010</text:p>
          </table:table-cell>
          <table:table-cell table:style-name="Таблица2.A5" office:value-type="string">
            <text:p text:style-name="P16">б/р</text:p>
          </table:table-cell>
          <table:table-cell table:style-name="Таблица2.A5" office:value-type="string">
            <text:p text:style-name="P20"><text:span text:style-name="T10">Всеросийские соревнования по конькобежному спорту </text:span><text:span text:style-name="T14">«</text:span><text:span text:style-name="T10">Сочинский ОЛИМП</text:span><text:span text:style-name="T14">» </text:span><text:span text:style-name="T15">5 этап (объединенная зона «Восток»)</text:span><text:span text:style-name="T14">, </text:span><text:span text:style-name="T16">1</text:span><text:span text:style-name="T15">6</text:span><text:span text:style-name="T16">-1</text:span><text:span text:style-name="T15">9</text:span><text:span text:style-name="T16"> февраля 2021 г.</text:span></text:p>
            <text:p text:style-name="P15">г. Челябинск, ЛД «Уральская молния»</text:p>
          </table:table-cell>
          <table:table-cell table:style-name="Таблица2.A5" office:value-type="string">
            <text:p text:style-name="P13">1<text:span text:style-name="T13">6</text:span>-1<text:span text:style-name="T13">9</text:span> февраля 2021 г.</text:p>
          </table:table-cell>
          <table:table-cell table:style-name="Таблица2.A5" office:value-type="string">
            <text:p text:style-name="P15">Эстафета 2000 м — 3 мин 37.84 сек</text:p>
          </table:table-cell>
          <table:table-cell table:style-name="Таблица2.A5" office:value-type="string">
            <text:p text:style-name="P12">-</text:p>
          </table:table-cell>
          <table:table-cell table:style-name="Таблица2.I5" office:value-type="string">
            <text:p text:style-name="P13">Супрыткина Лариса Владимировна,</text:p>
            <text:p text:style-name="P13">Супрыткин Никита Викторович</text:p>
          </table:table-cell>
        </table:table-row>
        <table:table-row table:style-name="Таблица2.1">
          <table:table-cell table:style-name="Таблица2.A5" office:value-type="string">
            <text:p text:style-name="P14">3</text:p>
          </table:table-cell>
          <table:table-cell table:style-name="Таблица2.A5" office:value-type="string">
            <text:p text:style-name="P9">Шенкнехт Дарья <text:span text:style-name="T21">Юрьевна</text:span></text:p>
          </table:table-cell>
          <table:table-cell table:style-name="Таблица2.A5" office:value-type="string">
            <text:p text:style-name="P17">25.01.2010</text:p>
          </table:table-cell>
          <table:table-cell table:style-name="Таблица2.A5" office:value-type="string">
            <text:p text:style-name="P16">б/р</text:p>
          </table:table-cell>
          <table:table-cell table:style-name="Таблица2.A5" office:value-type="string">
            <text:p text:style-name="P20"><text:span text:style-name="T10">Всеросийские соревнования по конькобежному спорту </text:span><text:span text:style-name="T14">«</text:span><text:span text:style-name="T10">Сочинский ОЛИМП</text:span><text:span text:style-name="T14">» </text:span><text:span text:style-name="T15">5 этап (объединенная зона «Восток»)</text:span><text:span text:style-name="T14">, </text:span><text:span text:style-name="T16">1</text:span><text:span text:style-name="T15">6</text:span><text:span text:style-name="T16">-1</text:span><text:span text:style-name="T15">9</text:span><text:span text:style-name="T16"> февраля 2021 г.</text:span></text:p>
            <text:p text:style-name="P15">г. Челябинск, ЛД «Уральская молния»</text:p>
          </table:table-cell>
          <table:table-cell table:style-name="Таблица2.A5" office:value-type="string">
            <text:p text:style-name="P13">1<text:span text:style-name="T13">6</text:span>-1<text:span text:style-name="T13">9</text:span> февраля 2021 г.</text:p>
          </table:table-cell>
          <table:table-cell table:style-name="Таблица2.A5" office:value-type="string">
            <text:p text:style-name="P15">Эстафета 2000 м — 3 мин 37.84 сек</text:p>
          </table:table-cell>
          <table:table-cell table:style-name="Таблица2.A5" office:value-type="string">
            <text:p text:style-name="P12">-</text:p>
          </table:table-cell>
          <table:table-cell table:style-name="Таблица2.I5" office:value-type="string">
            <text:p text:style-name="P13">Супрыткина Лариса Владимировна,</text:p>
            <text:p text:style-name="P13">Супрыткин Никита Викторович</text:p>
          </table:table-cell>
        </table:table-row>
        <text:soft-page-break/>
        <table:table-row table:style-name="Таблица2.1">
          <table:table-cell table:style-name="Таблица2.I5" table:number-columns-spanned="9" office:value-type="string">
            <text:p text:style-name="P6"><text:span text:style-name="T5">3</text:span><text:span text:style-name="T1"> спортивный разряд по</text:span> <text:span text:style-name="T2">конькобежному спорту </text:span><text:span text:style-name="T4">(дисциплина шорт-трек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5" office:value-type="string">
            <text:p text:style-name="P15">4</text:p>
          </table:table-cell>
          <table:table-cell table:style-name="Таблица2.A5" office:value-type="string">
            <text:p text:style-name="P5">Демин Олег <text:span text:style-name="T21">Андреевич</text:span></text:p>
          </table:table-cell>
          <table:table-cell table:style-name="Таблица2.A5" office:value-type="string">
            <text:p text:style-name="P11">07.10.2010</text:p>
          </table:table-cell>
          <table:table-cell table:style-name="Таблица2.A5" office:value-type="string">
            <text:p text:style-name="P12">б/р</text:p>
          </table:table-cell>
          <table:table-cell table:style-name="Таблица2.A5" office:value-type="string">
            <text:p text:style-name="P20"><text:span text:style-name="T10">Всеросийские соревнования по конькобежному спорту </text:span><text:span text:style-name="T14">«</text:span><text:span text:style-name="T10">Сочинский ОЛИМП</text:span><text:span text:style-name="T14">» </text:span><text:span text:style-name="T15">5 этап (объединенная зона «Восток»)</text:span><text:span text:style-name="T14">, </text:span><text:span text:style-name="T16">1</text:span><text:span text:style-name="T15">6</text:span><text:span text:style-name="T16">-1</text:span><text:span text:style-name="T15">9</text:span><text:span text:style-name="T16"> февраля 2021 г.</text:span></text:p>
            <text:p text:style-name="P15">г. Челябинск, ЛД «Уральская молния»<text:span text:style-name="T6">1</text:span>6<text:span text:style-name="T6">-1</text:span>9<text:span text:style-name="T6"> февраля 2021 г.</text:span></text:p>
          </table:table-cell>
          <table:table-cell table:style-name="Таблица2.A5" office:value-type="string">
            <text:p text:style-name="P13">1<text:span text:style-name="T13">6</text:span>-1<text:span text:style-name="T13">9</text:span> февраля 2021 г.</text:p>
          </table:table-cell>
          <table:table-cell table:style-name="Таблица2.A5" office:value-type="string">
            <text:p text:style-name="P19"><text:span text:style-name="T16">500 м — </text:span><text:span text:style-name="T11">53</text:span><text:span text:style-name="T16">.</text:span><text:span text:style-name="T17">06</text:span><text:span text:style-name="T16"> сек</text:span></text:p>
          </table:table-cell>
          <table:table-cell table:style-name="Таблица2.A5" office:value-type="string">
            <text:p text:style-name="P12">-</text:p>
          </table:table-cell>
          <table:table-cell table:style-name="Таблица2.I5" office:value-type="string">
            <text:p text:style-name="P12">Супрыткина Лариса Владимировна,</text:p>
            <text:p text:style-name="P12">Супрыткин Никита Викторович</text:p>
          </table:table-cell>
        </table:table-row>
        <table:table-row table:style-name="Таблица2.1">
          <table:table-cell table:style-name="Таблица2.I1" table:number-columns-spanned="9" office:value-type="string">
            <text:p text:style-name="P25"><text:span text:style-name="T1">1 юношеский <text:s/>спортивный разряд по</text:span> <text:span text:style-name="T3">конькобежному спорту </text:span><text:span text:style-name="T4">(дисциплина шорт-трек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0">
          <table:table-cell table:style-name="Таблица2.A10" office:value-type="string">
            <text:p text:style-name="P9">5</text:p>
          </table:table-cell>
          <table:table-cell table:style-name="Таблица2.A10" office:value-type="string">
            <text:p text:style-name="P9">Романуха Максим <text:span text:style-name="T21">Денисович</text:span></text:p>
          </table:table-cell>
          <table:table-cell table:style-name="Таблица2.A10" office:value-type="string">
            <text:p text:style-name="P11">01.04.2010</text:p>
          </table:table-cell>
          <table:table-cell table:style-name="Таблица2.A10" office:value-type="string">
            <text:p text:style-name="P10">б/р</text:p>
          </table:table-cell>
          <table:table-cell table:style-name="Таблица2.A10" office:value-type="string">
            <text:p text:style-name="P20"><text:span text:style-name="T10">Всеросийские соревнования по конькобежному спорту </text:span><text:span text:style-name="T14">«</text:span><text:span text:style-name="T10">Сочинский ОЛИМП</text:span><text:span text:style-name="T14">» </text:span><text:span text:style-name="T15">5 этап (объединенная зона «Восток»)</text:span><text:span text:style-name="T14">, </text:span><text:span text:style-name="T16">1</text:span><text:span text:style-name="T15">6</text:span><text:span text:style-name="T16">-1</text:span><text:span text:style-name="T15">9</text:span><text:span text:style-name="T16"> февраля 2021 г.</text:span></text:p>
            <text:p text:style-name="P15">г. Челябинск, ЛД «Уральская молния»</text:p>
          </table:table-cell>
          <table:table-cell table:style-name="Таблица2.A10" office:value-type="string">
            <text:p text:style-name="P8"><text:span text:style-name="T6">1</text:span><text:span text:style-name="T13">6</text:span><text:span text:style-name="T6">-1</text:span><text:span text:style-name="T13">9</text:span><text:span text:style-name="T6"> февраля 2021 г.</text:span></text:p>
          </table:table-cell>
          <table:table-cell table:style-name="Таблица2.A10" office:value-type="string">
            <text:p text:style-name="P11">500 м — 56.65 сек</text:p>
          </table:table-cell>
          <table:table-cell table:style-name="Таблица2.A10" office:value-type="string">
            <text:p text:style-name="P7">-</text:p>
          </table:table-cell>
          <table:table-cell table:style-name="Таблица2.I10" office:value-type="string">
            <text:p text:style-name="Standard">Супрыткина Лариса Владимировна,</text:p>
            <text:p text:style-name="Standard">Супрыткин Никита Викторович</text:p>
          </table:table-cell>
        </table:table-row>
        <table:table-row table:style-name="Таблица2.10">
          <table:table-cell table:style-name="Таблица2.A11" office:value-type="string">
            <text:p text:style-name="P9">6</text:p>
          </table:table-cell>
          <table:table-cell table:style-name="Таблица2.A11" office:value-type="string">
            <text:p text:style-name="P9">Хорошилов Матвей <text:span text:style-name="T21">Михайлович</text:span></text:p>
          </table:table-cell>
          <table:table-cell table:style-name="Таблица2.A11" office:value-type="string">
            <text:p text:style-name="P11">13.08.2009</text:p>
          </table:table-cell>
          <table:table-cell table:style-name="Таблица2.A11" office:value-type="string">
            <text:p text:style-name="P10">б/р</text:p>
          </table:table-cell>
          <table:table-cell table:style-name="Таблица2.A11" office:value-type="string">
            <text:p text:style-name="P20"><text:span text:style-name="T10">Всеросийские соревнования по конькобежному спорту </text:span><text:span text:style-name="T14">«</text:span><text:span text:style-name="T10">Сочинский ОЛИМП</text:span><text:span text:style-name="T14">» </text:span><text:span text:style-name="T15">5 этап (объединенная зона «Восток»)</text:span><text:span text:style-name="T14">, </text:span><text:span text:style-name="T16">1</text:span><text:span text:style-name="T15">6</text:span><text:span text:style-name="T16">-1</text:span><text:span text:style-name="T15">9</text:span><text:span text:style-name="T16"> февраля 2021 г.</text:span></text:p>
            <text:p text:style-name="P15">г. Челябинск, ЛД «Уральская молния»</text:p>
          </table:table-cell>
          <table:table-cell table:style-name="Таблица2.A11" office:value-type="string">
            <text:p text:style-name="P8"><text:span text:style-name="T6">1</text:span><text:span text:style-name="T13">6</text:span><text:span text:style-name="T6">-1</text:span><text:span text:style-name="T13">9</text:span><text:span text:style-name="T6"> февраля 2021 г.</text:span></text:p>
          </table:table-cell>
          <table:table-cell table:style-name="Таблица2.A11" office:value-type="string">
            <text:p text:style-name="P11">500 м — 57.88 сек</text:p>
          </table:table-cell>
          <table:table-cell table:style-name="Таблица2.A11" office:value-type="string">
            <text:p text:style-name="P7">-</text:p>
          </table:table-cell>
          <table:table-cell table:style-name="Таблица2.I11" office:value-type="string">
            <text:p text:style-name="Standard">Ситникова Ольга Степановна</text:p>
          </table:table-cell>
        </table:table-row>
      </table:table>
      <text:p text:style-name="P1"/>
      <text:p text:style-name="P22"><text:span text:style-name="T12">Президент </text:span></text:p>
      <text:p text:style-name="P22"><text:span text:style-name="T12">НРФСОО "Федерация Новосибирской </text:span></text:p>
      <text:p text:style-name="P22"><text:span text:style-name="T12">области по конькобежному спорту" </text:span>_______________________________________________________________ <text:span text:style-name="T20">Васильев А.М.</text:span></text:p>
      <text:p text:style-name="P21"><text:s text:c="88"/>(подпись, расшифровка подписи, <text:span text:style-name="T18">МП</text:span>) <text:s/></text:p>
      <text:p text:style-name="P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non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4" style:display-name="заголовок 4" style:family="paragraph" style:parent-style-name="Standard" style:next-style-name="Standard">
      <style:paragraph-properties fo:margin-left="0cm" fo:margin-right="0cm" fo:margin-top="0.635cm" fo:margin-bottom="0cm" loext:contextual-spacing="false" style:line-height-at-least="0.423cm" fo:text-align="justify" style:justify-single-word="false" fo:orphans="0" fo:widows="0" fo:text-indent="0.06cm" style:auto-text-indent="false" fo:keep-with-next="always" style:text-autospace="none"/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n" fo:country="US" style:font-name-asian="Calibri2" style:font-family-asian="Calibri" style:font-family-generic-asian="swiss" style:font-pitch-asian="variable" style:language-complex="en" style:country-complex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WW8Num1z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nt_20_Style17" style:display-name="Font Style17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fo:language="en" fo:country="US" style:font-name-asian="Calibri2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en" style:country-complex="U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1.984cm" fo:margin-left="3.2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82cm" fo:margin-left="1.45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01cm" fo:margin-bottom="1.501cm" fo:margin-left="1.501cm" fo:margin-right="1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Даниленко Станислав Валерьевич</meta:initial-creator>
    <meta:creation-date>2017-10-30T16:16:00</meta:creation-date>
    <dc:date>2021-03-18T21:47:28.716000000</dc:date>
    <meta:print-date>2021-03-18T21:44:40.867000000</meta:print-date>
    <meta:editing-cycles>8</meta:editing-cycles>
    <meta:editing-duration>PT8M13S</meta:editing-duration>
    <meta:generator>LibreOffice/6.4.3.2$Windows_x86 LibreOffice_project/747b5d0ebf89f41c860ec2a39efd7cb15b54f2d8</meta:generator>
    <meta:document-statistic meta:table-count="1" meta:image-count="0" meta:object-count="0" meta:page-count="2" meta:paragraph-count="97" meta:word-count="358" meta:character-count="2747" meta:non-whitespace-character-count="2330"/>
  </office:meta>
</office:document-meta>
</file>